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5pt" style:font-size-asian="15pt" style:font-size-complex="15pt"/>
    </style:style>
    <style:style style:name="P3" style:family="paragraph" style:parent-style-name="Standard">
      <style:text-properties fo:color="#3333ff"/>
    </style:style>
    <style:style style:name="P4" style:family="paragraph" style:parent-style-name="Standard">
      <style:text-properties fo:color="#3333ff" fo:font-size="15pt" style:font-size-asian="15pt" style:font-size-complex="15pt"/>
    </style:style>
    <style:style style:name="P5" style:family="paragraph" style:parent-style-name="Standard">
      <style:text-properties style:font-name="Times New Roman" fo:font-size="13pt" style:text-underline-style="none" style:font-size-asian="13pt" style:font-size-complex="13pt"/>
    </style:style>
    <style:style style:name="P6" style:family="paragraph" style:parent-style-name="Standard">
      <style:paragraph-properties fo:margin-left="0cm" fo:margin-right="0cm" style:line-height-at-least="0.503cm" fo:text-align="start" style:justify-single-word="false" fo:text-indent="0cm" style:auto-text-indent="false"/>
    </style:style>
    <style:style style:name="P7" style:family="paragraph" style:parent-style-name="Standard">
      <style:paragraph-properties fo:margin-left="0cm" fo:margin-right="0cm" style:line-height-at-least="0.503cm" fo:text-align="start" style:justify-single-word="false" fo:text-indent="0cm" style:auto-text-indent="false"/>
      <style:text-properties style:font-name="Times New Roman" fo:font-size="14pt" style:text-underline-style="none" style:font-size-asian="14pt" style:font-size-complex="14pt"/>
    </style:style>
    <style:style style:name="P8" style:family="paragraph" style:parent-style-name="Standard">
      <style:paragraph-properties fo:margin-left="0cm" fo:margin-right="0cm" style:line-height-at-least="0.503cm" fo:text-align="start" style:justify-single-word="false" fo:text-indent="0cm" style:auto-text-indent="false"/>
      <style:text-properties style:font-name="Times New Roman" fo:font-size="13pt" style:text-underline-style="none" style:font-size-asian="13pt" style:font-size-complex="13pt"/>
    </style:style>
    <style:style style:name="P9" style:family="paragraph" style:parent-style-name="Standard">
      <style:paragraph-properties fo:margin-left="0cm" fo:margin-right="0cm" style:line-height-at-least="0.503cm" fo:text-align="start" style:justify-single-word="false" fo:text-indent="0cm" style:auto-text-indent="false"/>
      <style:text-properties style:font-name="Times New Roman" fo:font-size="15pt" style:text-underline-style="none" style:font-size-asian="15pt" style:font-size-complex="15pt"/>
    </style:style>
    <style:style style:name="P10" style:family="paragraph" style:parent-style-name="Standard">
      <style:paragraph-properties fo:margin-left="0cm" fo:margin-right="0cm" style:line-height-at-least="0.503cm" fo:text-align="start" style:justify-single-word="false" fo:text-indent="0cm" style:auto-text-indent="false"/>
      <style:text-properties fo:font-size="15pt" style:font-size-asian="15pt" style:font-size-complex="15pt"/>
    </style:style>
    <style:style style:name="P11" style:family="paragraph" style:parent-style-name="Standard">
      <style:paragraph-properties fo:margin-left="0cm" fo:margin-right="0cm" style:line-height-at-least="0.503cm" fo:text-align="start" style:justify-single-word="false" fo:text-indent="0cm" style:auto-text-indent="false"/>
      <style:text-properties fo:color="#3333ff" style:font-name="Times New Roman" fo:font-size="15pt" style:text-underline-style="none" style:font-size-asian="15pt" style:font-size-complex="15pt"/>
    </style:style>
    <style:style style:name="T1" style:family="text">
      <style:text-properties fo:font-variant="normal" fo:text-transform="none" style:text-line-through-style="none" fo:letter-spacing="normal" fo:font-style="normal" fo:font-weight="normal" style:text-blinking="false"/>
    </style:style>
    <style:style style:name="T2" style:family="text">
      <style:text-properties fo:font-variant="normal" fo:text-transform="none" fo:color="#000000" style:text-line-through-style="none" fo:font-size="14pt" fo:letter-spacing="normal" fo:font-style="normal" fo:font-weight="normal" style:text-blinking="false" style:font-size-asian="14pt" style:font-size-complex="14pt"/>
    </style:style>
    <style:style style:name="T3" style:family="text">
      <style:text-properties fo:font-variant="normal" fo:text-transform="none" fo:color="#000000" style:text-line-through-style="none" style:font-name="verdana" fo:letter-spacing="normal" fo:font-style="normal" style:text-underline-style="solid" style:text-underline-width="auto" style:text-underline-color="font-color" fo:font-weight="normal" style:text-blinking="false"/>
    </style:style>
    <style:style style:name="T4" style:family="text">
      <style:text-properties fo:font-variant="normal" fo:text-transform="none" fo:color="#000000" style:text-line-through-style="none" fo:letter-spacing="normal" fo:font-style="normal" fo:font-weight="normal" style:text-blinking="false"/>
    </style:style>
    <style:style style:name="T5" style:family="text">
      <style:text-properties fo:font-variant="normal" fo:text-transform="none" fo:color="#3333ff" style:text-line-through-style="none" style:font-name="verdana" fo:font-size="16pt" fo:letter-spacing="normal" fo:font-style="normal" style:text-underline-style="solid" style:text-underline-width="auto" style:text-underline-color="font-color" fo:font-weight="normal" style:text-blinking="false" style:font-size-asian="16pt" style:font-size-complex="16pt"/>
    </style:style>
    <style:style style:name="T6" style:family="text">
      <style:text-properties fo:font-variant="normal" fo:text-transform="none" fo:color="#3333ff" style:text-line-through-style="none" fo:letter-spacing="normal" fo:font-style="normal" fo:font-weight="normal" style:text-blinking="false"/>
    </style:style>
    <style:style style:name="T7" style:family="text">
      <style:text-properties fo:font-size="14pt" style:font-size-asian="14pt" style:font-size-complex="14pt"/>
    </style:style>
    <style:style style:name="T8"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s://cv2.sim.ucm.es/moodle/mod/resource/view.php?id=1107125">Kennealy: The First Word</text:a><text:span text:style-name="T5"> </text:span></text:p>
      <text:p text:style-name="P10"><text:span text:style-name="T3"/></text:p>
      <text:p text:style-name="P10"><text:span text:style-name="T3"/></text:p>
      <text:p text:style-name="P9"><text:span text:style-name="T6">Chapter 1. <text:s/>Noam Chomsky.</text:span></text:p>
      <text:p text:style-name="P9"><text:span text:style-name="T2"/></text:p>
      <text:p text:style-name="P8"><text:span text:style-name="T4">This first chapter talks about professional Chomsky's life. </text:span></text:p>
      <text:p text:style-name="P8"><text:span text:style-name="T4">Firstly he was one of the most important man for scientist and linguistics in 1960.</text:span></text:p>
      <text:p text:style-name="P8"><text:span text:style-name="T4">He took up the study of language stating that all humans share a “universal grammar,” also known as UG. <text:s/>For Chomsky, syntactic structure is the core of human language. Practically his whole life was based on theories of language research and to teach, even as philosophy teacher. His theories throughout his life were widely criticized.</text:span></text:p>
      <text:p text:style-name="P8"><text:span text:style-name="T4"/></text:p>
      <text:p text:style-name="P8"><text:span text:style-name="T4">The chapter pointed out that before Chomsky, the other linguistics are simply field linguistics called adventurers without dictionary. </text:span></text:p>
      <text:p text:style-name="P8"><text:span text:style-name="T4"/></text:p>
      <text:p text:style-name="P8"><text:span text:style-name="T4">Chomsky joined all his notes in his first book ''Syntactic Structures''. He wanted to put every construction of a language in a grammar. This it must be correct and elegant. ''Syntactic Structures'' got some attention, but at the time of publication it wasn’t very well known.</text:span></text:p>
      <text:p text:style-name="P8"><text:span text:style-name="T4">Chomsky got more sense after wrote a review about Skinner's verbal behaviour, who defends that both humans and animals are machines and the writer said that Skinner became a god of psichology for him. Skinner in his book stated that language is simple behaviour and Chomsky thought it was absourd. </text:span></text:p>
      <text:p text:style-name="P8"><text:span text:style-name="T4"/></text:p>
      <text:p text:style-name="P8"><text:span text:style-name="T4">Skinner claimed that we learn how to react depending on the way and the pressure to which we are subjected. But talking about language it isn´t relevant. It's incredible how children learn this language, so Chomsky concluded that they must be born with a mental component that helps them learn language. This confrontation with Skinner lead him to fame. </text:span></text:p>
      <text:p text:style-name="P8"><text:span text:style-name="T4"/></text:p>
      <text:p text:style-name="P8"><text:span text:style-name="T4">Later, his reputation grew with '' Aspects of the Theory of Syntax'' published in 1965, where all the ideas can be divided into everything that goes along with actually speaking in a given situation and all that is stable and universal. To this different Chomsky called compentence ( syntax, the innate basis. ) And Perfomance <text:s/>( what's individual or context specific.)</text:span></text:p>
      <text:p text:style-name="P8"><text:span text:style-name="T4"/></text:p>
      <text:p text:style-name="P8"><text:span text:style-name="T4"/></text:p>
      <text:p text:style-name="P8"><text:span text:style-name="T4">He also cites the brain and body language and how they can be related to the ability to capture the language. </text:span></text:p>
      <text:p text:style-name="P8"><text:span text:style-name="T4"/></text:p>
      <text:p text:style-name="P8"><text:span text:style-name="T4"/></text:p>
      <text:p text:style-name="P8"><text:span text:style-name="T4">Chomsky got the same importance as Einstein or Freud, even he was named: Einstein of languaje. </text:span></text:p>
      <text:p text:style-name="P8"><text:span text:style-name="T4"/></text:p>
      <text:p text:style-name="P8"><text:span text:style-name="T4">At the begining of 70's , a group called generative semanticists believed that Chomsky's theories was ridiculous. They think that fundamental organizing principle of language was meaning. The ''fight'' between Chomsky and this group was very combative for a long time.</text:span></text:p>
      <text:p text:style-name="P8"><text:span text:style-name="T4">He was attacked for supporting his theories but when it didn't suit herejected them. Also he make statements that he hadn't. In this manner the writer refers Chomsky and men of linguistics studies like straw men. </text:span></text:p>
      <text:p text:style-name="P8"><text:soft-page-break/><text:span text:style-name="T4"/></text:p>
      <text:p text:style-name="P8"><text:span text:style-name="T4">After this, Chosmky wrote about languaje and mind. In 1980 all his transformations were transformed. </text:span></text:p>
      <text:p text:style-name="P8"><text:span text:style-name="T4">Also tried biology evolution like something hazardous. And he wandered if genetic mutation have been fundamental for the languaje. </text:span></text:p>
      <text:p text:style-name="P8"><text:span text:style-name="T4"/></text:p>
      <text:p text:style-name="P8"><text:span text:style-name="T4">Savage-Rumbaugh against Chomsky, and she tried to give a different explanation for language development.</text:span></text:p>
      <text:p text:style-name="P8"><text:span text:style-name="T4"/></text:p>
      <text:p text:style-name="P8"><text:span text:style-name="T4">Nevertheless he still being the quintessential linguist.</text:span></text:p>
      <text:p text:style-name="P8"><text:span text:style-name="T4"/></text:p>
      <text:p text:style-name="P8"><text:span text:style-name="T4"/></text:p>
      <text:p text:style-name="P8"><text:span text:style-name="T4"/></text:p>
      <text:p text:style-name="P8"><text:span text:style-name="T4"/></text:p>
      <text:p text:style-name="P11"><text:span text:style-name="T1">Chapter 2. Sue Savage-Rumbaugh.</text:span></text:p>
      <text:p text:style-name="P8"><text:span text:style-name="T4"/></text:p>
      <text:p text:style-name="P8"><text:span text:style-name="T4">This chapter starts with a really important change about human intelligence was the unique. This is due to the primatology. And how Jane Gooball and Robert Saplopsky have been investigatin with apes every similar things with humans. </text:span></text:p>
      <text:p text:style-name="P8"><text:span text:style-name="T4"/></text:p>
      <text:p text:style-name="P8"><text:span text:style-name="T4">Here the writer presents us a figure not as knonw as Chomsky but important in the history of teaching some species like monkeys. Apes Languaje Research (ALR) concluded that teaching language directly was wrong. So Savage-Rumbaugh used a keyboard to comunicate with Kenzi, o bonobo. Eventually apes like Kanzi got a good and creative acquisition of language.</text:span></text:p>
      <text:p text:style-name="P8"><text:span text:style-name="T4"/></text:p>
      <text:p text:style-name="P8"><text:span text:style-name="T4">Also told about the experiments of Lyn, and the ones of Allan and Beatrix Gardner, which showed that chimpanzaees were better speakers by using gestures.</text:span></text:p>
      <text:p text:style-name="P8"><text:span text:style-name="T4"/></text:p>
      <text:p text:style-name="P8"><text:span text:style-name="T4"/></text:p>
      <text:p text:style-name="P1">At 70's a student called Herb Terrace, after experimenting with an ape, showed that bonobos weren´t really communicating, they were actually being cued by their handlers. This made a great impact on science and caused a decrease on the fundings the primatology had, but luckily, Sue had enough fundings to keep studying and to show that memory is a crucial element of language use.</text:p>
      <text:p text:style-name="P1"/>
      <text:p text:style-name="P1">Then, the chapet continues takling about another experiments like Tamuli's, which lacked the ability to recognize that her interlocutors had separate minds and that communication, not as Kanzi and Panbanisha. </text:p>
      <text:p text:style-name="P1"/>
      <text:p text:style-name="P1">APR led Savage-Rumbaugh to conclude that language consists of a large number</text:p>
      <text:p text:style-name="P1">of component parts and interacting functions Even though their work hasn't had the importance of Chomsky’s, most researchersin language evolution would today think about language in these terms.</text:p>
      <text:p text:style-name="P1"/>
      <text:p text:style-name="P1"><text:s/>One of the most important contributions of ape language research is its challenge to the traditional idea that other animals have a fixed mental bag of tricks, and humans are different because we have language and that makes us mentally flexible. If</text:p>
      <text:p text:style-name="P1"><text:soft-page-break/>that were the case, Kanzi would have been unable to learn the language skills he has.</text:p>
      <text:p text:style-name="Standard"><text:span text:style-name="T8"><text:s/>Ape language research, and Kanzi in particular, opened one fascinating window into the problems of language evolution</text:span><text:span text:style-name="T7">.</text:span></text:p>
      <text:p text:style-name="Standard"><text:span text:style-name="T7"/></text:p>
      <text:p text:style-name="Standard"><text:span text:style-name="T7"/></text:p>
      <text:p text:style-name="P3"><text:span text:style-name="T7"/></text:p>
      <text:p text:style-name="P4">Chapter 3. Steven Pinker and Paul Bloom.</text:p>
      <text:p text:style-name="P2"/>
      <text:p text:style-name="P1">In this chapter introduced to Paul Bloom, who are interesting in child language development. He didn´t believe in language as something based on the evolution until he met Leda Cosmides, a prominent evolutionary psichologyst. Paul and many others believed that if Chomky said that language was innate, no evolutionary proccess should have happened. In fact, Paul wrote to Massimo Piatelli ,a friend of his who agreed with Leda Cosmides, in order to show him that his receantly published article wasn´t right. Massimo´s answer was shocking for Bloom.</text:p>
      <text:p text:style-name="P1"/>
      <text:p text:style-name="P1"><text:s/>In that moment, Paul started to see that many other scientifics believed in evolution. </text:p>
      <text:p text:style-name="P1"/>
      <text:p text:style-name="P1">Then, we are given some information about The “Stephen Jay Gould line”, in which he explains his theory about evolution. Goul said that language might be a sprangle. After talks <text:s/>about Pinker´s career and what his office seems. Pinker, Bloom and Chomsky finally get to be in agreement about language after some time and after having written several letters.</text:p>
      <text:p text:style-name="P1">Later we see that Pinker and Bloom before launching their study, they argue about the how difficult is language and about how children can learn it. </text:p>
      <text:p text:style-name="P1"/>
      <text:p text:style-name="P1">Pinker and Bloom argued with Chomsky and Gould about the evolution of language. After the talk, they made some changes on their paper and sent it to a scientific magazine, which published it a year later, attached with some commentaries made by other scientist. Despite it , the book had a great react on population. </text:p>
      <text:p text:style-name="P1"/>
      <text:p text:style-name="P1"/>
      <text:p text:style-name="P4">Chapter 4. <text:s/>Philip Lieberman.</text:p>
      <text:p text:style-name="P1"/>
      <text:p text:style-name="P1">Here, starts talking about evolution theory. The famous image where appears an ape walking slowly and suddenly he's a man, Stephen Jay Gould stated that this caricature is</text:p>
      <text:p text:style-name="P1">misleading. Evolution doesn't follow the course of a single line. The tree of life is made with stems, boughs, and branches.</text:p>
      <text:p text:style-name="P1"/>
      <text:p text:style-name="P1">After, continue with Lieberman's life. Lieberman grew up surrounded by books. He was always interesting in linguistic but so soon he spread of Chomsky's theories. </text:p>
      <text:p text:style-name="P1"/>
      <text:p text:style-name="P1">He discovered after many trips to New York, specifically at Brooklyn's Park Zoo, that the differences between capacity of language of humans and monkeys resided on physiology of tongue.</text:p>
      <text:p text:style-name="P1"/>
      <text:p text:style-name="Standard"><text:span text:style-name="T7">In his first book, called “The biology and Evolution of Language”,he argued against the popular nation that there was a “linguistic saltation”. In his book, he explains that </text:span><text:soft-page-break/><text:span text:style-name="T8">human linguistic ability evolved, by means of Darwinian processes, that the biological substrate for human linguistic ability is subject to the constraints of biology, in particular variation.</text:span></text:p>
      <text:p text:style-name="P1"/>
      <text:p text:style-name="P1">For Lieberman, Chomsky was wrong about language because he was in a larger category of misunderstanding biology. </text:p>
      <text:p text:style-name="P1"/>
      <text:p text:style-name="P1">(He points out that actually we are in a moment where everything has changed.)</text:p>
      <text:p text:style-name="P1"/>
      <text:p text:style-name="Standard"><text:span text:style-name="T8">Finally the writer explains that Lieberman showed that the basal ganglia are implicated in the evolutionary trajectory that led to language. And Michael Arbib, a neuroscientist who investigates mirror neurons, supports his ide</text:span><text:span text:style-name="T7">a. </text:span></text:p>
      <text:p text:style-name="P2"><text:span text:style-name="T7"/></text:p>
      <text:p text:style-name="P2"/>
      <text:p text:style-name="Standard"><text:span text:style-name="T7"/></text:p>
      <text:p text:style-name="P5"><text:span text:style-name="T2"/></text:p>
      <text:p text:style-name="P8"><text:span text:style-name="T4"/></text:p>
      <text:p text:style-name="P7"><text:span text:style-name="T4"><text:s text:c="79"/>- <text:s/>ALBA TORRES PÉREZ.</text:span></text:p>
      <text:p text:style-name="P7"><text:span text:style-name="T4"><text:s text:c="81"/>Grupo T-1. </text:span></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a  Torres Pérez</meta:initial-creator>
    <meta:creation-date>2013-11-17T13:50:58.66</meta:creation-date>
    <dc:date>2013-11-17T19:12:29.72</dc:date>
    <dc:creator>Alba  Torres Pérez</dc:creator>
    <meta:editing-duration>PT5H6M</meta:editing-duration>
    <meta:editing-cycles>37</meta:editing-cycles>
    <meta:generator>OpenOffice/4.0.0$Win32 OpenOffice.org_project/400m3$Build-9702</meta:generator>
    <meta:document-statistic meta:table-count="0" meta:image-count="0" meta:object-count="0" meta:page-count="4" meta:paragraph-count="46" meta:word-count="1301" meta:character-count="8278"/>
  </office:meta>
</office:document-meta>
</file>